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rsid="001ca617" officeooo:paragraph-rsid="001ca617"/>
    </style:style>
    <style:style style:name="P2" style:family="paragraph" style:parent-style-name="Standard">
      <style:paragraph-properties fo:text-align="center" style:justify-single-word="false"/>
      <style:text-properties fo:font-size="18pt" officeooo:rsid="001ca617" officeooo:paragraph-rsid="001ca617" style:font-size-asian="15.75pt" style:font-size-complex="18pt"/>
    </style:style>
    <style:style style:name="P3" style:family="paragraph" style:parent-style-name="Standard">
      <style:paragraph-properties fo:text-align="center" style:justify-single-word="false"/>
      <style:text-properties fo:font-size="96pt" officeooo:rsid="001ca617" officeooo:paragraph-rsid="001ca617" style:font-size-asian="96pt" style:font-size-complex="96pt"/>
    </style:style>
    <style:style style:name="P4" style:family="paragraph" style:parent-style-name="Standard">
      <style:paragraph-properties fo:text-align="center" style:justify-single-word="false"/>
      <style:text-properties fo:font-size="32pt" officeooo:rsid="001ca617" officeooo:paragraph-rsid="001ca617" style:font-size-asian="28pt" style:font-size-complex="32pt"/>
    </style:style>
    <style:style style:name="P5" style:family="paragraph" style:parent-style-name="Standard">
      <style:paragraph-properties fo:text-align="start" style:justify-single-word="false"/>
      <style:text-properties fo:font-size="12pt" officeooo:rsid="001ca617" officeooo:paragraph-rsid="001ca617" style:font-size-asian="10.5pt" style:font-size-complex="12pt"/>
    </style:style>
    <style:style style:name="P6" style:family="paragraph" style:parent-style-name="Standard" style:list-style-name="L1">
      <style:paragraph-properties fo:text-align="start" style:justify-single-word="false"/>
      <style:text-properties officeooo:paragraph-rsid="001ca617"/>
    </style:style>
    <style:style style:name="T1" style:family="text">
      <style:text-properties fo:font-size="12pt" style:font-size-asian="10.5pt" style:font-size-complex="12pt"/>
    </style:style>
    <style:style style:name="T2" style:family="text">
      <style:text-properties fo:font-size="12pt" officeooo:rsid="001ca617"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Whys</text:p>
      <text:p text:style-name="P4">White Hack YourSelf</text:p>
      <text:p text:style-name="P4"/>
      <text:p text:style-name="P2">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ommai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Introduction</text:p>
      <text:p text:style-name="P2"/>
      <text:p text:style-name="P5">De nos jours, beaucoup de personnes possèdent des sites construits avec des frameworks ou par des sociétés de développement web sans les maintenir à jour. Whys est une application Web permettant de scanner facilement son site web, et d'obtenir des détails sur la nature des failles nous touchant ainsi que la façon de les réparer une fois l'identité du possesseur confirmé comme étant celle du client scannant le site.</text:p>
      <text:p text:style-name="P5"/>
      <text:p text:style-name="P5">Whys est construit avec le framework VAADIN, framework Java EE. Le choix du langage a été motivé par le fait de lancer des scripts bash depuis le code Java en restant sécure (pas de modification des arguments possibles, ni d'ajoute de « &amp;&amp; rm -rf /* » possible.</text:p>
      <text:p text:style-name="P5"/>
      <text:p text:style-name="P5">Coté base de données, Whys utilise une base de données de type relationnelle et graphique nommée Neo4j, qui a été conçue pour fonctionner avec Java et permet des gestions de relations très imples, avec des temps de calcul et de réponse très faibles.</text:p>
      <text:p text:style-name="P5"/>
      <text:p text:style-name="P5">L'hébergement sera fait sur une ou plusieurs machines dédiées louées dans un premier temps, la mise en place d'un datacenter pourra se faire une fois le projet bien avancé, et le lancement d'une entreprise utour de celui-ci fait. Le tout avec un modèle économique qui reste à défini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Conventions de nommage</text:p>
      <text:p text:style-name="P5"/>
      <text:list xml:id="list1200379170564099867" text:style-name="L1">
        <text:list-item>
          <text:p text:style-name="P6"><text:span text:style-name="T2">Chaque variable sera nommée en lowerCamelCase, c'est à dire que le nom est tout attaché, avec la première lettre du premier mot en miniscule, et les premières lettres des autres mots en majuscule.</text:span></text:p>
        </text:list-item>
        <text:list-item>
          <text:p text:style-name="P1"><text:span text:style-name="T1">Les variables de type static seront nomées tout en majuscules, avec des underscores pour remplacer les espaces.</text:span></text:p>
        </text:list-item>
        <text:list-item>
          <text:p text:style-name="P1"><text:span text:style-name="T1">Les packages portent le nom « com.whys.&lt;nom du package&gt; » et contiennent des classes en UpperCamelCase, classes qui comportent toutes les premières lettres de chaque mot en majuscule.</text:span></text:p>
        </text:list-item>
        <text:list-item>
          <text:p text:style-name="P1"><text:span text:style-name="T1">Toutes les méthodes seront nommées en lowerCamelCase, avec leurs paramètres ayant des noms explicites (pas de public void example(String x, int y)).</text:span></text:p>
        </text:list-item>
      </text:lis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5-01-13T14:33:53.673695222</meta:creation-date>
    <dc:date>2015-01-13T14:48:23.025121443</dc:date>
    <dc:creator>root </dc:creator>
    <meta:editing-duration>P0D</meta:editing-duration>
    <meta:editing-cycles>1</meta:editing-cycles>
    <meta:document-statistic meta:table-count="0" meta:image-count="0" meta:object-count="0" meta:page-count="4" meta:paragraph-count="14" meta:word-count="322" meta:character-count="1932" meta:non-whitespace-character-count="1628"/>
    <meta:generator>LibreOffice/4.1.0.4$Linux_X86_64 LibreOffice_project/410m0$Build-4</meta:generator>
  </office:meta>
</office:document-meta>
</file>